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25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GWAS class</text:p>
          </table:table-cell>
          <table:table-cell table:style-name="ce1" office:value-type="string" calcext:value-type="string">
            <text:p>tophits</text:p>
          </table:table-cell>
          <table:table-cell table:style-name="ce1" office:value-type="string" calcext:value-type="string">
            <text:p>tophits PP.H4.abf&gt;=0.8</text:p>
          </table:table-cell>
          <table:table-cell table:style-name="ce1" office:value-type="string" calcext:value-type="string">
            <text:p>% coloc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Autoimmune dis.</text:p>
          </table:table-cell>
          <table:table-cell office:value-type="float" office:value="2107" calcext:value-type="float">
            <text:p>2107</text:p>
          </table:table-cell>
          <table:table-cell office:value-type="float" office:value="778" calcext:value-type="float">
            <text:p>778</text:p>
          </table:table-cell>
          <table:table-cell table:formula="of:=ROUND([.C2]/[.B2]*100)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ncer of breast</text:p>
          </table:table-cell>
          <table:table-cell office:value-type="float" office:value="1976" calcext:value-type="float">
            <text:p>1976</text:p>
          </table:table-cell>
          <table:table-cell office:value-type="float" office:value="414" calcext:value-type="float">
            <text:p>414</text:p>
          </table:table-cell>
          <table:table-cell table:formula="of:=ROUND([.C3]/[.B3]*100)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lergy</text:p>
          </table:table-cell>
          <table:table-cell office:value-type="float" office:value="1321" calcext:value-type="float">
            <text:p>1321</text:p>
          </table:table-cell>
          <table:table-cell office:value-type="float" office:value="557" calcext:value-type="float">
            <text:p>557</text:p>
          </table:table-cell>
          <table:table-cell table:formula="of:=ROUND([.C4]/[.B4]*100)"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rculatory sys. dis.</text:p>
          </table:table-cell>
          <table:table-cell office:value-type="float" office:value="886" calcext:value-type="float">
            <text:p>886</text:p>
          </table:table-cell>
          <table:table-cell office:value-type="float" office:value="430" calcext:value-type="float">
            <text:p>430</text:p>
          </table:table-cell>
          <table:table-cell table:formula="of:=ROUND([.C5]/[.B5]*100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ypertension</text:p>
          </table:table-cell>
          <table:table-cell office:value-type="float" office:value="632" calcext:value-type="float">
            <text:p>632</text:p>
          </table:table-cell>
          <table:table-cell office:value-type="float" office:value="327" calcext:value-type="float">
            <text:p>327</text:p>
          </table:table-cell>
          <table:table-cell table:formula="of:=ROUND([.C6]/[.B6]*100)"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state cancer</text:p>
          </table:table-cell>
          <table:table-cell office:value-type="float" office:value="481" calcext:value-type="float">
            <text:p>481</text:p>
          </table:table-cell>
          <table:table-cell office:value-type="float" office:value="194" calcext:value-type="float">
            <text:p>194</text:p>
          </table:table-cell>
          <table:table-cell table:formula="of:=ROUND([.C7]/[.B7]*100)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ltiple sclerosis</text:p>
          </table:table-cell>
          <table:table-cell office:value-type="float" office:value="474" calcext:value-type="float">
            <text:p>474</text:p>
          </table:table-cell>
          <table:table-cell office:value-type="float" office:value="131" calcext:value-type="float">
            <text:p>131</text:p>
          </table:table-cell>
          <table:table-cell table:formula="of:=ROUND([.C8]/[.B8]*100)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trial fibrillation and flutter</text:p>
          </table:table-cell>
          <table:table-cell office:value-type="float" office:value="366" calcext:value-type="float">
            <text:p>366</text:p>
          </table:table-cell>
          <table:table-cell office:value-type="float" office:value="182" calcext:value-type="float">
            <text:p>182</text:p>
          </table:table-cell>
          <table:table-cell table:formula="of:=ROUND([.C9]/[.B9]*100)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ncer of skin</text:p>
          </table:table-cell>
          <table:table-cell office:value-type="float" office:value="318" calcext:value-type="float">
            <text:p>318</text:p>
          </table:table-cell>
          <table:table-cell office:value-type="float" office:value="188" calcext:value-type="float">
            <text:p>188</text:p>
          </table:table-cell>
          <table:table-cell table:formula="of:=ROUND([.C10]/[.B10]*100)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piratory system dis.</text:p>
          </table:table-cell>
          <table:table-cell office:value-type="float" office:value="244" calcext:value-type="float">
            <text:p>244</text:p>
          </table:table-cell>
          <table:table-cell office:value-type="float" office:value="86" calcext:value-type="float">
            <text:p>86</text:p>
          </table:table-cell>
          <table:table-cell table:formula="of:=ROUND([.C11]/[.B11]*100)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abetes mellitus</text:p>
          </table:table-cell>
          <table:table-cell office:value-type="float" office:value="207" calcext:value-type="float">
            <text:p>207</text:p>
          </table:table-cell>
          <table:table-cell office:value-type="float" office:value="55" calcext:value-type="float">
            <text:p>55</text:p>
          </table:table-cell>
          <table:table-cell table:formula="of:=ROUND([.C12]/[.B12]*100)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eliac disease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table:formula="of:=ROUND([.C13]/[.B13]*10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laucoma</text:p>
          </table:table-cell>
          <table:table-cell office:value-type="float" office:value="184" calcext:value-type="float">
            <text:p>184</text:p>
          </table:table-cell>
          <table:table-cell office:value-type="float" office:value="83" calcext:value-type="float">
            <text:p>83</text:p>
          </table:table-cell>
          <table:table-cell table:formula="of:=ROUND([.C14]/[.B14]*100)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abetes mellitus type 2</text:p>
          </table:table-cell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table:formula="of:=ROUND([.C15]/[.B15]*100)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izophrenia</text:p>
          </table:table-cell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  <table:table-cell table:formula="of:=ROUND([.C16]/[.B16]*100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pressive episode</text:p>
          </table:table-cell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table:formula="of:=ROUND([.C17]/[.B17]*100)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soriasis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table:formula="of:=ROUND([.C18]/[.B18]*10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zheimer dis.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table:formula="of:=ROUND([.C19]/[.B19]*100)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r and mastoid process dis.</text:p>
          </table:table-cell>
          <table:table-cell office:value-type="float" office:value="123" calcext:value-type="float">
            <text:p>123</text:p>
          </table:table-cell>
          <table:table-cell office:value-type="float" office:value="47" calcext:value-type="float">
            <text:p>47</text:p>
          </table:table-cell>
          <table:table-cell table:formula="of:=ROUND([.C20]/[.B20]*100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uth breathing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table:formula="of:=ROUND([.C21]/[.B21]*100)"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ncer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formula="of:=ROUND([.C22]/[.B22]*100)"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throsis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formula="of:=ROUND([.C23]/[.B23]*100)"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ther diseases of upper respiratory tract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table:formula="of:=ROUND([.C24]/[.B24]*100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ight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formula="of:=ROUND([.C25]/[.B25]*100)"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abetes mellitus type 1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formula="of:=ROUND([.C26]/[.B26]*100)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rebrovascular diseases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formula="of:=ROUND([.C27]/[.B27]*100)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besity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formula="of:=ROUND([.C28]/[.B28]*100)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yopia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formula="of:=ROUND([.C29]/[.B29]*100)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varian cancer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ROUND([.C30]/[.B30]*100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le genital cancer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ROUND([.C31]/[.B31]*100)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ye and adnexa dis.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formula="of:=ROUND([.C32]/[.B32]*100)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ther retinal disorders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ROUND([.C33]/[.B33]*100)"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olelithiasis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formula="of:=ROUND([.C34]/[.B34]*100)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gestive sys. dis.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ROUND([.C35]/[.B35]*10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kinson disease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ROUND([.C36]/[.B36]*100)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llbladder or biliary tract or pancreas dis.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ROUND([.C37]/[.B37]*100)"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ematuria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ROUND([.C38]/[.B38]*10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flammatory polyarthropathie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ROUND([.C39]/[.B39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ipolar affective disorder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ROUND([.C40]/[.B40]*100)"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ollicular cysts of skin and subcutaneous tissue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ROUND([.C41]/[.B41]*100)"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uvenile arthriti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ROUND([.C42]/[.B42]*100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state hyperplasia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ROUND([.C43]/[.B43]*100)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ncer of bronchus and lung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ROUND([.C44]/[.B44]*100)"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rmatitis and eczema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ROUND([.C45]/[.B45]*100)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VID-1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ROUND([.C46]/[.B46]*100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xarthrosis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ROUND([.C47]/[.B47]*100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tor neuron diseas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ROUND([.C48]/[.B48]*100)"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emale genital cancer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ROUND([.C49]/[.B49]*100)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DH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ROUND([.C50]/[.B50]*100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arac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ROUND([.C51]/[.B51]*100)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ncer of lymphoid or haematopoietic or relat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ROUND([.C52]/[.B52]*100)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orectal canc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ROUND([.C53]/[.B53]*100)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verticular dis. of intestin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ROUND([.C54]/[.B54]*100)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emia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[.C55]/[.B55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sculoskeletal system and connective tissue dis.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ROUND([.C56]/[.B56]*100)"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narthros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ROUND([.C57]/[.B57]*100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ngevit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ROUND([.C58]/[.B58]*100)"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rve or nerve root and plexus disord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ROUND([.C59]/[.B59]*100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kin and subcutaneous tissue dis.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ROUND([.C60]/[.B60]*100)"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llulit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ROUND([.C61]/[.B61]*100)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emale genital prolap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ROUND([.C62]/[.B62]*100)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nitourinary system dis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C63]/[.B63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ypermetropi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ROUND([.C64]/[.B64]*100)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esbyopi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C65]/[.B65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u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ROUND([.C66]/[.B66]*100)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ntal and behavioural disord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ROUND([.C67]/[.B67]*100)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ther diseases of intest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ROUND([.C68]/[.B68]*100)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psi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ROUND([.C69]/[.B69]*100)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us and rectum dis.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ROUND([.C70]/[.B70]*100)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ronic kidney dis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OUND([.C71]/[.B71]*100)"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ronic obstructive pulmonary dis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C72]/[.B72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is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OUND([.C73]/[.B73]*100)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lculus of kidney and ure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OUND([.C74]/[.B74]*100)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ug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C75]/[.B75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tinal detachments and break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C76]/[.B76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leep disorde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C77]/[.B77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orexia nervos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OUND([.C78]/[.B78]*100)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xiety disor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OUND([.C79]/[.B79]*100)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tigmatism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([.C80]/[.B80]*100)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gestive canc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OUND([.C81]/[.B81]*100)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emorrhoi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C82]/[.B82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p of female genital trac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([.C83]/[.B83]*100)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nile catarac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C84]/[.B84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omach and duodenum dis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C85]/[.B85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ynovium and tendon disorde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C86]/[.B86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rinary system disord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C87]/[.B87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adder disorder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C88]/[.B88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it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89]/[.B89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hysema/chronic bronchit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90]/[.B90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stro-oesophageal reflux dis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91]/[.B91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ther soft tissue disord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92]/[.B92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gmoid col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C93]/[.B93]*100)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ndylopath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94]/[.B94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ndylo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95]/[.B95]*100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80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11-13T12:14:57.964328682</meta:creation-date>
    <dc:date>2022-11-16T20:22:11.794944982</dc:date>
    <dc:creator>Aitor González</dc:creator>
    <meta:editing-duration>PT29M16S</meta:editing-duration>
    <meta:editing-cycles>23</meta:editing-cycles>
    <meta:generator>LibreOffice/7.3.6.2$Linux_X86_64 LibreOffice_project/30$Build-2</meta:generator>
    <meta:document-statistic meta:table-count="1" meta:cell-count="378" meta:object-count="0"/>
    <meta:user-defined meta:name="date">YYYY-11-DDT12:15:15.741</meta:user-defined>
  </office:meta>
</office:document-meta>
</file>